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fo:language="en" fo:country="US"/>
    </style:style>
    <style:style style:name="P2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font-size="11pt" fo:language="en" fo:country="US" officeooo:rsid="001c2a5a" officeooo:paragraph-rsid="001c2a5a" style:font-size-asian="11pt" style:font-size-complex="11pt"/>
    </style:style>
    <style:style style:name="P3" style:family="paragraph" style:parent-style-name="Standard">
      <loext:graphic-properties draw:fill-gradient-name="gradient" draw:fill-hatch-name="hatch"/>
      <style:paragraph-properties fo:text-align="center" style:justify-single-word="false">
        <style:tab-stops>
          <style:tab-stop style:position="5.75in"/>
        </style:tab-stops>
      </style:paragraph-properties>
      <style:text-properties fo:font-size="11pt" fo:language="en" fo:country="US" officeooo:rsid="001c2a5a" officeooo:paragraph-rsid="001c2a5a" style:font-size-asian="11pt" style:font-size-complex="11pt"/>
    </style:style>
    <style:style style:name="P4" style:family="paragraph" style:parent-style-name="Standard">
      <loext:graphic-properties draw:fill-gradient-name="gradient" draw:fill-hatch-name="hatch"/>
      <style:text-properties fo:font-size="11pt" fo:language="en" fo:country="US" officeooo:rsid="001c2a5a" officeooo:paragraph-rsid="001c2a5a" style:font-size-asian="11pt" style:font-size-complex="11pt"/>
    </style:style>
    <style:style style:name="P5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1c2a5a" officeooo:paragraph-rsid="001c2a5a" style:font-size-asian="11pt" style:font-size-complex="11pt"/>
    </style:style>
    <style:style style:name="P6" style:family="paragraph" style:parent-style-name="Standard" style:master-page-name="">
      <loext:graphic-properties draw:fill="none" draw:fill-gradient-name="gradient" draw:fill-hatch-name="hatch"/>
      <style:paragraph-properties fo:margin-left="0in" fo:margin-right="0in" fo:text-indent="0in" style:auto-text-indent="false" style:page-number="auto" fo:background-color="transparent">
        <style:tab-stops>
          <style:tab-stop style:position="7.5in" style:type="right"/>
        </style:tab-stops>
      </style:paragraph-properties>
      <style:text-properties fo:font-size="11pt" fo:language="en" fo:country="US" officeooo:rsid="001c2a5a" officeooo:paragraph-rsid="001c2a5a" style:font-size-asian="11pt" style:font-size-complex="11pt"/>
    </style:style>
    <style:style style:name="P7" style:family="paragraph" style:parent-style-name="Standard">
      <loext:graphic-properties draw:fill-gradient-name="gradient" draw:fill-hatch-name="hatch"/>
      <style:text-properties fo:font-size="11pt" fo:language="en" fo:country="US" officeooo:rsid="001c2a5a" officeooo:paragraph-rsid="003ceccd" style:font-size-asian="11pt" style:font-size-complex="11pt"/>
    </style:style>
    <style:style style:name="P8" style:family="paragraph" style:parent-style-name="Standard">
      <loext:graphic-properties draw:fill-gradient-name="gradient" draw:fill-hatch-name="hatch"/>
      <style:text-properties fo:font-size="11pt" fo:language="en" fo:country="US" officeooo:rsid="00205bf2" officeooo:paragraph-rsid="00205bf2" style:font-size-asian="11pt" style:font-size-complex="11pt"/>
    </style:style>
    <style:style style:name="P9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1dada" officeooo:paragraph-rsid="0031dada" style:font-size-asian="11pt" style:font-size-complex="11pt"/>
    </style:style>
    <style:style style:name="P10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1dada" officeooo:paragraph-rsid="00388344" style:font-size-asian="11pt" style:font-size-complex="11pt"/>
    </style:style>
    <style:style style:name="P11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775f0" officeooo:paragraph-rsid="003ceccd" style:font-size-asian="11pt" style:font-size-complex="11pt"/>
    </style:style>
    <style:style style:name="P12" style:family="paragraph" style:parent-style-name="Standard">
      <loext:graphic-properties draw:fill-gradient-name="gradient" draw:fill-hatch-name="hatch"/>
      <style:text-properties fo:font-size="11pt" fo:language="en" fo:country="US" officeooo:rsid="003edabe" officeooo:paragraph-rsid="003f8fd0" style:font-size-asian="11pt" style:font-size-complex="11pt"/>
    </style:style>
    <style:style style:name="P13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edabe" officeooo:paragraph-rsid="003f8fd0" style:font-size-asian="11pt" style:font-size-complex="11pt"/>
    </style:style>
    <style:style style:name="P14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f8fd0" officeooo:paragraph-rsid="003f8fd0" style:font-size-asian="11pt" style:font-size-complex="11pt"/>
    </style:style>
    <style:style style:name="P15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d13a3" officeooo:paragraph-rsid="003d13a3" style:font-size-asian="11pt" style:font-size-complex="11pt"/>
    </style:style>
    <style:style style:name="P16" style:family="paragraph" style:parent-style-name="Standard">
      <loext:graphic-properties draw:fill-gradient-name="gradient" draw:fill-hatch-name="hatch"/>
      <style:text-properties fo:font-size="11pt" fo:language="en" fo:country="US" officeooo:rsid="003d13a3" officeooo:paragraph-rsid="003d13a3" style:font-size-asian="11pt" style:font-size-complex="11pt"/>
    </style:style>
    <style:style style:name="P17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fe830" officeooo:paragraph-rsid="003fe830" style:font-size-asian="11pt" style:font-size-complex="11pt"/>
    </style:style>
    <style:style style:name="P18" style:family="paragraph" style:parent-style-name="Standard">
      <loext:graphic-properties draw:fill-gradient-name="gradient" draw:fill-hatch-name="hatch"/>
      <style:text-properties fo:font-size="11pt" fo:language="en" fo:country="US" fo:font-weight="bold" officeooo:rsid="001c2a5a" officeooo:paragraph-rsid="001c2a5a" style:font-size-asian="11pt" style:font-weight-asian="bold" style:font-size-complex="11pt" style:font-weight-complex="bold"/>
    </style:style>
    <style:style style:name="P19" style:family="paragraph" style:parent-style-name="Standard">
      <loext:graphic-properties draw:fill-gradient-name="gradient" draw:fill-hatch-name="hatch"/>
      <style:text-properties fo:font-size="11pt" fo:language="en" fo:country="US" fo:font-weight="bold" officeooo:rsid="003ceccd" officeooo:paragraph-rsid="003ceccd" style:font-size-asian="11pt" style:font-weight-asian="bold" style:font-size-complex="11pt" style:font-weight-complex="bold"/>
    </style:style>
    <style:style style:name="P20" style:family="paragraph" style:parent-style-name="Standard">
      <loext:graphic-properties draw:fill-gradient-name="gradient" draw:fill-hatch-name="hatch"/>
      <style:text-properties fo:font-size="11pt" fo:language="en" fo:country="US" fo:font-weight="normal" officeooo:rsid="003ceccd" officeooo:paragraph-rsid="0041ecba" style:font-size-asian="11pt" style:font-weight-asian="normal" style:font-size-complex="11pt" style:font-weight-complex="normal"/>
    </style:style>
    <style:style style:name="P21" style:family="paragraph" style:parent-style-name="Standard">
      <loext:graphic-properties draw:fill-gradient-name="gradient" draw:fill-hatch-name="hatch"/>
      <style:text-properties fo:font-size="11pt" fo:language="en" fo:country="US" fo:font-weight="normal" officeooo:rsid="003ca38e" officeooo:paragraph-rsid="003ceccd" style:font-size-asian="11pt" style:font-weight-asian="normal" style:font-size-complex="11pt" style:font-weight-complex="normal"/>
    </style:style>
    <style:style style:name="P22" style:family="paragraph" style:parent-style-name="Standard" style:list-style-name="L1">
      <loext:graphic-properties draw:fill-gradient-name="gradient" draw:fill-hatch-name="hatch"/>
      <style:text-properties fo:font-size="11pt" fo:language="en" fo:country="US" officeooo:rsid="00388344" officeooo:paragraph-rsid="00388344" style:font-size-asian="11pt" style:font-size-complex="11pt"/>
    </style:style>
    <style:style style:name="P23" style:family="paragraph" style:parent-style-name="Standard" style:list-style-name="L1">
      <loext:graphic-properties draw:fill-gradient-name="gradient" draw:fill-hatch-name="hatch"/>
      <style:text-properties fo:font-size="11pt" fo:language="en" fo:country="US" officeooo:rsid="0031ec4c" officeooo:paragraph-rsid="0031ec4c" style:font-size-asian="11pt" style:font-size-complex="11pt"/>
    </style:style>
    <style:style style:name="P24" style:family="paragraph" style:parent-style-name="Standard" style:list-style-name="L1">
      <loext:graphic-properties draw:fill-gradient-name="gradient" draw:fill-hatch-name="hatch"/>
      <style:text-properties fo:font-size="11pt" fo:language="en" fo:country="US" officeooo:rsid="00368718" officeooo:paragraph-rsid="00368718" style:font-size-asian="11pt" style:font-size-complex="11pt"/>
    </style:style>
    <style:style style:name="P25" style:family="paragraph" style:parent-style-name="Standard" style:list-style-name="L1">
      <loext:graphic-properties draw:fill-gradient-name="gradient" draw:fill-hatch-name="hatch"/>
      <style:text-properties fo:font-size="11pt" fo:language="en" fo:country="US" officeooo:rsid="003775f0" officeooo:paragraph-rsid="003775f0" style:font-size-asian="11pt" style:font-size-complex="11pt"/>
    </style:style>
    <style:style style:name="P26" style:family="paragraph" style:parent-style-name="Standard" style:list-style-name="L2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edabe" officeooo:paragraph-rsid="003f8fd0" style:font-size-asian="11pt" style:font-size-complex="11pt"/>
    </style:style>
    <style:style style:name="P27" style:family="paragraph" style:parent-style-name="Standard" style:list-style-name="L2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f8fd0" officeooo:paragraph-rsid="003f8fd0" style:font-size-asian="11pt" style:font-size-complex="11pt"/>
    </style:style>
    <style:style style:name="P28" style:family="paragraph" style:parent-style-name="Standard" style:list-style-name="L4">
      <loext:graphic-properties draw:fill-gradient-name="gradient" draw:fill-hatch-name="hatch"/>
      <style:text-properties fo:font-size="11pt" fo:language="en" fo:country="US" officeooo:rsid="003f8fd0" officeooo:paragraph-rsid="003f8fd0" style:font-size-asian="11pt" style:font-size-complex="11pt"/>
    </style:style>
    <style:style style:name="P29" style:family="paragraph" style:parent-style-name="Standard" style:list-style-name="L3">
      <loext:graphic-properties draw:fill-gradient-name="gradient" draw:fill-hatch-name="hatch"/>
      <style:text-properties fo:font-size="11pt" fo:language="en" fo:country="US" officeooo:rsid="003d13a3" officeooo:paragraph-rsid="003d13a3" style:font-size-asian="11pt" style:font-size-complex="11pt"/>
    </style:style>
    <style:style style:name="P30" style:family="paragraph" style:parent-style-name="Standard" style:list-style-name="L4">
      <loext:graphic-properties draw:fill-gradient-name="gradient" draw:fill-hatch-name="hatch"/>
      <style:text-properties fo:font-size="11pt" fo:language="en" fo:country="US" officeooo:rsid="003fe830" officeooo:paragraph-rsid="003fe830" style:font-size-asian="11pt" style:font-size-complex="11pt"/>
    </style:style>
    <style:style style:name="P31" style:family="paragraph" style:parent-style-name="Standard" style:list-style-name="L5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fe830" officeooo:paragraph-rsid="003fe830" style:font-size-asian="11pt" style:font-size-complex="11pt"/>
    </style:style>
    <style:style style:name="P32" style:family="paragraph" style:parent-style-name="Standard" style:list-style-name="L6">
      <loext:graphic-properties draw:fill-gradient-name="gradient" draw:fill-hatch-name="hatch"/>
      <style:text-properties fo:font-size="11pt" fo:language="en" fo:country="US" officeooo:rsid="0038fa51" officeooo:paragraph-rsid="003ceccd" style:font-size-asian="11pt" style:font-size-complex="11pt"/>
    </style:style>
    <style:style style:name="P33" style:family="paragraph" style:parent-style-name="Standard" style:list-style-name="L6">
      <loext:graphic-properties draw:fill-gradient-name="gradient" draw:fill-hatch-name="hatch"/>
      <style:text-properties fo:font-size="11pt" fo:language="en" fo:country="US" officeooo:rsid="003a55a5" officeooo:paragraph-rsid="003ceccd" style:font-size-asian="11pt" style:font-size-complex="11pt"/>
    </style:style>
    <style:style style:name="P34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officeooo:paragraph-rsid="001c2a5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44a3e2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ceccd" style:font-weight-asian="bold" style:font-weight-complex="bold"/>
    </style:style>
    <style:style style:name="T5" style:family="text">
      <style:text-properties officeooo:rsid="003297d4"/>
    </style:style>
    <style:style style:name="T6" style:family="text">
      <style:text-properties officeooo:rsid="0033e214"/>
    </style:style>
    <style:style style:name="T7" style:family="text">
      <style:text-properties officeooo:rsid="003775f0"/>
    </style:style>
    <style:style style:name="T8" style:family="text">
      <style:text-properties officeooo:rsid="00388344"/>
    </style:style>
    <style:style style:name="T9" style:family="text">
      <style:text-properties officeooo:rsid="0038fa51"/>
    </style:style>
    <style:style style:name="T10" style:family="text">
      <style:text-properties fo:font-weight="normal" officeooo:rsid="003ca38e" style:font-weight-asian="normal" style:font-weight-complex="normal"/>
    </style:style>
    <style:style style:name="T11" style:family="text">
      <style:text-properties fo:font-weight="normal" officeooo:rsid="003ceccd" style:font-weight-asian="normal" style:font-weight-complex="normal"/>
    </style:style>
    <style:style style:name="T12" style:family="text">
      <style:text-properties fo:font-weight="normal" officeooo:rsid="00405f5b" style:font-weight-asian="normal" style:font-weight-complex="normal"/>
    </style:style>
    <style:style style:name="T13" style:family="text">
      <style:text-properties fo:font-weight="normal" officeooo:rsid="00448991" style:font-weight-asian="normal" style:font-weight-complex="normal"/>
    </style:style>
    <style:style style:name="T14" style:family="text">
      <style:text-properties fo:font-weight="normal" officeooo:rsid="0044a3e2" style:font-weight-asian="normal" style:font-weight-complex="normal"/>
    </style:style>
    <style:style style:name="T15" style:family="text">
      <style:text-properties officeooo:rsid="003d4fd2"/>
    </style:style>
    <style:style style:name="T16" style:family="text">
      <style:text-properties officeooo:rsid="003edabe"/>
    </style:style>
    <style:style style:name="T17" style:family="text">
      <style:text-properties officeooo:rsid="003f8fd0"/>
    </style:style>
    <style:style style:name="T18" style:family="text">
      <style:text-properties officeooo:rsid="003fe830"/>
    </style:style>
    <style:style style:name="T19" style:family="text">
      <style:text-properties officeooo:rsid="00405f5b"/>
    </style:style>
    <style:style style:name="T20" style:family="text">
      <style:text-properties fo:font-size="16pt" fo:language="en" fo:country="US" fo:font-weight="bold" officeooo:rsid="001c2a5a" style:font-size-asian="16pt" style:font-weight-asian="bold" style:font-size-complex="16pt" style:font-weight-complex="bold"/>
    </style:style>
    <style:style style:name="T21" style:family="text">
      <style:text-properties officeooo:rsid="0044a3e2"/>
    </style:style>
    <style:style style:name="T22" style:family="text">
      <style:text-properties fo:font-style="normal" officeooo:rsid="0044a3e2" style:font-style-asian="normal" style:font-style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T20">Devon Gardner</text:span></text:p>
      <text:p text:style-name="P2">github.com/Goosur | devon.gardner24@ncf.edu | (941) 358-1887</text:p>
      <text:p text:style-name="P3">linkedin.com/in/devon-gardner-855282147/</text:p>
      <text:p text:style-name="P1"/>
      <text:p text:style-name="P18">OBJECTIVE</text:p>
      <text:p text:style-name="P4">To obtain <text:span text:style-name="T21">a position on the Dragon or Starship Software team </text:span>with <text:span text:style-name="T21">SpaceX </text:span>using <text:span text:style-name="T21">computer architecture knowledge, </text:span><text:span text:style-name="T22">embedded systems development</text:span>, and <text:span text:style-name="T21">an unbreakable will for debugging</text:span>.</text:p>
      <text:p text:style-name="P4"/>
      <text:p text:style-name="P18">EDUCATION</text:p>
      <text:p text:style-name="P5">Bachelor of Arts in Computer Science<text:tab/>May 2023</text:p>
      <text:p text:style-name="P4">New College of Florida - Sarasota, FL</text:p>
      <text:p text:style-name="P4">Honors Thesis: Comparative Analysis of Robotic Arm Control Architectures</text:p>
      <text:p text:style-name="P8"/>
      <text:p text:style-name="P6">Associate of Arts<text:tab/>August 2020</text:p>
      <text:p text:style-name="P4">State College of Florida - Bradenton, FL</text:p>
      <text:p text:style-name="P4"/>
      <text:p text:style-name="P7"><text:span text:style-name="T4">RELATED COURSES &amp; </text:span><text:span text:style-name="T3">SKILLS</text:span></text:p>
      <text:p text:style-name="P20">Robot Kinematics; Embedded Systems; Computer Architecture; Software Engineering; Machine Learning for Visual Thinkers; Object-Oriented Programming and Design</text:p>
      <text:p text:style-name="P21"/>
      <text:p text:style-name="P7"><text:span text:style-name="T11">Skills: </text:span><text:span text:style-name="T10">C++, Python, Java, </text:span><text:span text:style-name="T14">C#</text:span><text:span text:style-name="T10">, Javascript, Embedded Systems, Linux OS, Git</text:span><text:span text:style-name="T12">H</text:span><text:span text:style-name="T10">ub, </text:span><text:span text:style-name="T13">ROS</text:span></text:p>
      <text:p text:style-name="P4"/>
      <text:p text:style-name="P4"><text:span text:style-name="T4">SOFTWARE </text:span><text:span text:style-name="T3">EXPERIENCE</text:span></text:p>
      <text:p text:style-name="P9"><text:span text:style-name="T7">Research Assistant</text:span><text:tab/><text:span text:style-name="T5">May</text:span> 2021 – August 2021</text:p>
      <text:p text:style-name="P10">University of South Carolina Center for Computational Robotics<text:tab/>Columbia, SC</text:p>
      <text:list xml:id="list3210515687" text:style-name="L1">
        <text:list-item>
          <text:p text:style-name="P22">Collaborated with team of graduate researchers on marine robot computer vision research project</text:p>
        </text:list-item>
        <text:list-item>
          <text:p text:style-name="P23">Produced training dataset <text:span text:style-name="T8">of</text:span> <text:span text:style-name="T5">underwater cave speleothem consisting of </text:span><text:span text:style-name="T6">24 thousand labels </text:span><text:span text:style-name="T8">of</text:span><text:span text:style-name="T6"> four classes </text:span><text:span text:style-name="T8">of interest</text:span></text:p>
        </text:list-item>
        <text:list-item>
          <text:p text:style-name="P24">Trained YOLOv5s <text:span text:style-name="T9">object detection </text:span>model on training data resulting in mean average precision of 0.85, which allowed model to be used <text:span text:style-name="T17">as</text:span> part of larger <text:span text:style-name="T7">research project</text:span></text:p>
        </text:list-item>
        <text:list-item>
          <text:p text:style-name="P25">Wrote research paper and created conference poster to convey process and findings at multiple symposiums <text:span text:style-name="T9">attended by researchers, graduate students, and professors</text:span></text:p>
        </text:list-item>
      </text:list>
      <text:p text:style-name="P12"/>
      <text:p text:style-name="P13">WidowX 200 Robot Arm Control<text:tab/>Present</text:p>
      <text:list xml:id="list2699221354" text:style-name="L2">
        <text:list-item>
          <text:p text:style-name="P26">Created helper library for DynamixelSDK to simplify usage of Dynamixel <text:span text:style-name="T17">motor</text:span> serial communication</text:p>
        </text:list-item>
        <text:list-item>
          <text:p text:style-name="P26">Applied linear regression to recorded robot arm joint angles over time to produce <text:span text:style-name="T19">G</text:span>aussian mixture model <text:span text:style-name="T17">based motion primitives for preforming actions without human control</text:span></text:p>
        </text:list-item>
        <text:list-item>
          <text:p text:style-name="P27">Computed three dimensional coordinates of robot arm end effector using Denavit-Hartenberg based forward kinematics</text:p>
        </text:list-item>
        <text:list-item>
          <text:p text:style-name="P27">Evaluated <text:span text:style-name="T18">performance of various motion primitives</text:span> through root mean square error <text:span text:style-name="T18">metric</text:span></text:p>
        </text:list-item>
      </text:list>
      <text:p text:style-name="P14"/>
      <text:p text:style-name="P15">Minecraft Hack Arithmetic Logic Unit<text:tab/>Fall 2021</text:p>
      <text:list xml:id="list3265650812" text:style-name="L3">
        <text:list-item>
          <text:p text:style-name="P29">Designed 16-bit ALU using Minecraft redstone system</text:p>
        </text:list-item>
        <text:list-item>
          <text:p text:style-name="P29">Implemented basic logic gates <text:span text:style-name="T16">in redstone </text:span>with which I created circuits such as <text:span text:style-name="T16">m</text:span>u<text:span text:style-name="T15">ltiplexor</text:span> and <text:span text:style-name="T16">f</text:span>ull <text:span text:style-name="T16">a</text:span>dder to produce a functional <text:span text:style-name="T15">16-bit two’s complement </text:span><text:span text:style-name="T16">Hack </text:span>ALU</text:p>
        </text:list-item>
      </text:list>
      <text:p text:style-name="P16"/>
      <text:p text:style-name="P19">ADDITIONAL EXPERIENCE</text:p>
      <text:p text:style-name="P11">Supplemental Instruction Specialist<text:tab/>October 2019 - Present</text:p>
      <text:p text:style-name="P11">State College of Florida Academic Success Center<text:tab/>Bradenton, FL</text:p>
      <text:list xml:id="list2925653467" text:style-name="L6">
        <text:list-item>
          <text:p text:style-name="P32">Tutor college level students in Calculus 2 level math and below, Physics with Calculus, and Introductory and General Chemistry</text:p>
        </text:list-item>
        <text:list-item>
          <text:p text:style-name="P33">Assist computer science students with programming concepts, structure, and syntax of Python and Java.</text:p>
        </text:list-item>
        <text:list-item>
          <text:p text:style-name="P33">Provide assistance in navigating and using Microsoft Word, Microsoft Excel, and Canvas by Instructur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in" style:contextual-spacing="false" fo:padding="0in" fo:border-left="none" fo:border-right="none" fo:border-top="none" fo:border-bottom="0.99pt solid #00000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5T00:06:20.870240814</meta:creation-date>
    <dc:date>2022-04-17T04:53:46.072498861</dc:date>
    <meta:editing-duration>PT53M48S</meta:editing-duration>
    <meta:editing-cycles>12</meta:editing-cycles>
    <meta:generator>LibreOffice/7.3.2.2$Linux_X86_64 LibreOffice_project/30$Build-2</meta:generator>
    <meta:document-statistic meta:table-count="0" meta:image-count="0" meta:object-count="0" meta:page-count="1" meta:paragraph-count="35" meta:word-count="391" meta:character-count="2722" meta:non-whitespace-character-count="2378"/>
  </office:meta>
</office:document-meta>
</file>